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, monospace"/>
    <style:font-face style:name="Droid Sans Mono" svg:font-family="'Droid Sans Mono', monospace, monospace"/>
    <style:font-face style:name="Lab Grotesque" svg:font-family="'Lab Grotesqu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Sans Mono" svg:font-family="'Ubuntu Sans Mono'" style:font-family-generic="swiss" style:font-pitch="fixed"/>
  </office:font-face-decls>
  <office:automatic-styles>
    <style:style style:name="P1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Liberation Mono" fo:font-size="12pt" fo:font-weight="normal" fo:background-color="#1f1f1f" style:font-size-asian="12pt" style:font-size-complex="12pt"/>
    </style:style>
    <style:style style:name="P2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Liberation Mono" fo:font-size="12pt" fo:font-weight="normal" officeooo:paragraph-rsid="001bcbaa" fo:background-color="#1f1f1f" style:font-size-asian="12pt" style:font-size-complex="12pt"/>
    </style:style>
    <style:style style:name="P3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Liberation Mono" fo:font-size="12pt" fo:font-weight="normal" officeooo:paragraph-rsid="001dab6b" fo:background-color="#1f1f1f" style:font-size-asian="12pt" style:font-size-complex="12pt"/>
    </style:style>
    <style:style style:name="P4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Liberation Mono" fo:font-size="12pt" fo:font-weight="normal" officeooo:paragraph-rsid="001dc0df" fo:background-color="#1f1f1f" style:font-size-asian="12pt" style:font-size-complex="12pt"/>
    </style:style>
    <style:style style:name="P5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Liberation Mono" fo:font-size="12pt" fo:font-weight="normal" officeooo:paragraph-rsid="001e7c43" fo:background-color="#1f1f1f" style:font-size-asian="12pt" style:font-size-complex="12pt"/>
    </style:style>
    <style:style style:name="P6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Liberation Mono" fo:font-size="12pt" fo:font-weight="normal" officeooo:paragraph-rsid="001edba4" fo:background-color="#1f1f1f" style:font-size-asian="12pt" style:font-size-complex="12pt"/>
    </style:style>
    <style:style style:name="P7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Liberation Mono" fo:font-size="12pt" fo:font-weight="normal" officeooo:paragraph-rsid="0022c62b" fo:background-color="#1f1f1f" style:font-size-asian="12pt" style:font-size-complex="12pt"/>
    </style:style>
    <style:style style:name="P8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Liberation Mono" fo:font-size="12pt" fo:font-weight="normal" officeooo:paragraph-rsid="00233bae" fo:background-color="#1f1f1f" style:font-size-asian="12pt" style:font-size-complex="12pt"/>
    </style:style>
    <style:style style:name="P9" style:family="paragraph" style:parent-style-name="Standard">
      <style:paragraph-properties fo:margin-left="0in" fo:margin-right="0in" style:line-height-at-least="0.198in" fo:text-indent="0in" style:auto-text-indent="false"/>
      <style:text-properties fo:color="#ce9178" loext:opacity="100%" style:font-name="Liberation Mono" fo:font-size="12pt" fo:font-weight="normal" fo:background-color="#1f1f1f" style:font-size-asian="12pt" style:font-size-complex="12pt"/>
    </style:style>
    <style:style style:name="P10" style:family="paragraph" style:parent-style-name="Standard">
      <style:paragraph-properties fo:margin-left="0in" fo:margin-right="0in" style:line-height-at-least="0.198in" fo:text-indent="0in" style:auto-text-indent="false"/>
      <style:text-properties fo:color="#c586c0" loext:opacity="100%" style:font-name="Liberation Mono" fo:font-size="12pt" fo:font-weight="normal" fo:background-color="#1f1f1f" style:font-size-asian="12pt" style:font-size-complex="12pt"/>
    </style:style>
    <style:style style:name="P11" style:family="paragraph" style:parent-style-name="Standard">
      <style:paragraph-properties fo:margin-left="0in" fo:margin-right="0in" style:line-height-at-least="0.198in" fo:text-indent="0in" style:auto-text-indent="false"/>
      <style:text-properties fo:color="#c586c0" loext:opacity="100%" style:font-name="Liberation Mono" fo:font-size="12pt" fo:font-weight="normal" officeooo:paragraph-rsid="001edba4" fo:background-color="#1f1f1f" style:font-size-asian="12pt" style:font-size-complex="12pt"/>
    </style:style>
    <style:style style:name="P12" style:family="paragraph" style:parent-style-name="Standard">
      <style:paragraph-properties style:line-height-at-least="0.198in"/>
      <style:text-properties style:font-name="Liberation Mono" fo:font-size="12pt" style:font-size-asian="12pt" style:font-size-complex="12pt"/>
    </style:style>
    <style:style style:name="P13" style:family="paragraph" style:parent-style-name="Standard">
      <style:paragraph-properties fo:margin-left="0in" fo:margin-right="0in" style:line-height-at-least="0.198in" fo:text-indent="0in" style:auto-text-indent="false"/>
      <style:text-properties style:font-name="Liberation Mono" fo:font-size="12pt" style:font-size-asian="12pt" style:font-size-complex="12pt"/>
    </style:style>
    <style:style style:name="P14" style:family="paragraph" style:parent-style-name="Standard">
      <style:paragraph-properties fo:margin-left="0in" fo:margin-right="0in" style:line-height-at-least="0.198in" fo:text-indent="0in" style:auto-text-indent="false"/>
      <style:text-properties style:font-name="Liberation Mono" fo:font-size="12pt" officeooo:paragraph-rsid="001edba4" style:font-size-asian="12pt" style:font-size-complex="12pt"/>
    </style:style>
    <style:style style:name="P15" style:family="paragraph" style:parent-style-name="Standard">
      <style:paragraph-properties fo:margin-left="0in" fo:margin-right="0in" style:line-height-at-least="0.198in" fo:text-indent="0in" style:auto-text-indent="false"/>
      <style:text-properties fo:color="#679453" loext:opacity="100%" style:font-name="Liberation Mono" fo:font-size="12pt" fo:font-weight="normal" officeooo:paragraph-rsid="001acb5c" fo:background-color="#1f1f1f" style:font-size-asian="12pt" style:font-size-complex="12pt"/>
    </style:style>
    <style:style style:name="T1" style:family="text">
      <style:text-properties fo:color="#4ec9b0" loext:opacity="100%"/>
    </style:style>
    <style:style style:name="T2" style:family="text">
      <style:text-properties fo:color="#c586c0" loext:opacity="100%"/>
    </style:style>
    <style:style style:name="T3" style:family="text">
      <style:text-properties fo:color="#c586c0" loext:opacity="100%" fo:font-weight="normal" fo:background-color="#1f1f1f" loext:char-shading-value="0"/>
    </style:style>
    <style:style style:name="T4" style:family="text">
      <style:text-properties fo:color="#cccccc" loext:opacity="100%" fo:font-weight="normal" fo:background-color="#1f1f1f" loext:char-shading-value="0"/>
    </style:style>
    <style:style style:name="T5" style:family="text">
      <style:text-properties fo:color="#4fc1ff" loext:opacity="100%"/>
    </style:style>
    <style:style style:name="T6" style:family="text">
      <style:text-properties fo:color="#569cd6" loext:opacity="100%"/>
    </style:style>
    <style:style style:name="T7" style:family="text">
      <style:text-properties fo:color="#dcdcaa" loext:opacity="100%"/>
    </style:style>
    <style:style style:name="T8" style:family="text">
      <style:text-properties fo:color="#dcdcaa" loext:opacity="100%" fo:font-weight="normal" fo:background-color="#1f1f1f" loext:char-shading-value="0"/>
    </style:style>
    <style:style style:name="T9" style:family="text">
      <style:text-properties fo:color="#ce9178" loext:opacity="100%"/>
    </style:style>
    <style:style style:name="T10" style:family="text">
      <style:text-properties fo:color="#b5cea8" loext:opacity="100%"/>
    </style:style>
    <style:style style:name="T11" style:family="text">
      <style:text-properties fo:font-variant="normal" fo:text-transform="none" fo:color="#4ec9b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13" style:family="text">
      <style:text-properties officeooo:rsid="001edba4"/>
    </style:style>
    <style:style style:name="T14" style:family="text">
      <style:text-properties officeooo:rsid="00219c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2"># ammar_shah_resume.rb</text:span></text:p>
      <text:p text:style-name="P1"><text:span text:style-name="T2">class</text:span> <text:span text:style-name="T1">Applicant</text:span>; <text:span text:style-name="T2">end</text:span></text:p>
      <text:p text:style-name="P12"/>
      <text:p text:style-name="P1"><text:span text:style-name="T2">module</text:span> <text:span text:style-name="T1">AmmarShahResume</text:span></text:p>
      <text:p text:style-name="P1"><text:span text:style-name="T6"><text:s text:c="2"/>refine</text:span> <text:span text:style-name="T5">Applicant</text:span> <text:span text:style-name="T2">do</text:span></text:p>
      <text:p text:style-name="P2"><text:span text:style-name="T2"><text:tab/> <text:s/>def</text:span> <text:span text:style-name="T7">name</text:span></text:p>
      <text:p text:style-name="P9"><text:tab/> <text:s text:c="3"/>"Ammar Shah"</text:p>
      <text:p text:style-name="P10"><text:tab/> <text:s/>end</text:p>
      <text:p text:style-name="P12"/>
      <text:p text:style-name="P1"><text:span text:style-name="T2"><text:tab/> <text:s/>def</text:span> <text:span text:style-name="T7">title</text:span></text:p>
      <text:p text:style-name="P9"><text:tab/> <text:s text:c="3"/>"Senior Software Engineer"</text:p>
      <text:p text:style-name="P10"><text:tab/> <text:s/>end</text:p>
      <text:p text:style-name="P12"/>
      <text:p text:style-name="P1"><text:span text:style-name="T2"><text:tab/> <text:s/>def</text:span> <text:span text:style-name="T7">photo</text:span></text:p>
      <text:p text:style-name="P9"><text:s text:c="6"/>"<text:a xlink:type="simple" xlink:href="https://drive.google.com/file/d/1svqe2WllbX5Ae5TtbycydwEKVjFtJOuo" text:style-name="Source_20_Text" text:visited-style-name="Source_20_Text"><text:span text:style-name="T14">https://drive.google.com/file/d/1svqe2WllbX5Ae5TtbycydwEKVjFtJOuo</text:span></text:a>"</text:p>
      <text:p text:style-name="P10"><text:tab/> <text:s/>end</text:p>
      <text:p text:style-name="P12"/>
      <text:p text:style-name="P1"><text:span text:style-name="T2"><text:tab/> <text:s/>def</text:span> <text:span text:style-name="T7">about_me</text:span></text:p>
      <text:p text:style-name="P9"><text:tab/> <text:s text:c="3"/>"The only language I speak is What, When, Why, Which, How, etc because curiosity originates <text:tab/><text:tab/><text:tab/><text:tab/> questions, which leads to more curiosity, which leads to even more curiosity ... and that has put me <text:tab/><text:tab/> on an endless learning roller coaster and I'm loving to ride it because, fortunately, I was born <text:tab/><text:tab/><text:tab/> extremely curious."</text:p>
      <text:p text:style-name="P10"><text:s text:c="4"/>end</text:p>
      <text:p text:style-name="P12"/>
      <text:p text:style-name="P1"><text:span text:style-name="T2"><text:tab/> <text:s/>def</text:span> <text:span text:style-name="T7">profile_links</text:span></text:p>
      <text:p text:style-name="P1"><text:tab/> <text:s text:c="3"/>[</text:p>
      <text:p text:style-name="P1"><text:tab/> <text:s text:c="5"/>{ <text:span text:style-name="T6">platform:</text:span> <text:span text:style-name="T9">"LinkedIn"</text:span>, <text:span text:style-name="T6">url:</text:span> <text:span text:style-name="T9">"</text:span><text:a xlink:type="simple" xlink:href="https://linkedin.com/in/ammarvellous" text:style-name="Source_20_Text" text:visited-style-name="Source_20_Text"><text:span text:style-name="T9">https://linkedin.com/in/ammarvellous</text:span></text:a><text:span text:style-name="T9">"</text:span> },</text:p>
      <text:p text:style-name="P1"><text:tab/><text:tab/> <text:s text:c="2"/>{ <text:span text:style-name="T6">platform:</text:span> <text:span text:style-name="T9">"GitHub"</text:span>, <text:s text:c="2"/><text:span text:style-name="T6">url:</text:span> <text:span text:style-name="T9">"</text:span><text:a xlink:type="simple" xlink:href="https://github.com/ammarshah" text:style-name="Source_20_Text" text:visited-style-name="Source_20_Text"><text:span text:style-name="T9">https://github.com/ammarshah</text:span></text:a><text:span text:style-name="T9">"</text:span> }</text:p>
      <text:p text:style-name="P1"><text:tab/> <text:s text:c="3"/>]</text:p>
      <text:p text:style-name="P10"><text:tab/> <text:s/>end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4"><text:soft-page-break/><text:span text:style-name="T3"><text:tab/> <text:s/>def</text:span><text:span text:style-name="T4"> </text:span><text:span text:style-name="T8">contact_information</text:span></text:p>
      <text:p text:style-name="P3"><text:tab/> <text:s text:c="3"/>{</text:p>
      <text:p text:style-name="P3"><text:span text:style-name="T6"><text:tab/> <text:s text:c="5"/>algorithm:</text:span> <text:span text:style-name="T9">"HS256"</text:span>,</text:p>
      <text:p text:style-name="P1"><text:span text:style-name="T6"><text:tab/> <text:s text:c="5"/>token_type:</text:span> <text:span text:style-name="T9">"JWT"</text:span>,</text:p>
      <text:p text:style-name="P4"><text:span text:style-name="T6"><text:tab/> <text:s text:c="5"/>token: </text:span><text:span text:style-name="T9">"eyJhbGciOiJIUzI1NiIsInR5cCI6IkpXVCJ9.eyJlbWFpbCI6ImFtbWFyc2hhaDEyM0BnbWFpbC5jb20iLCJwaG9uZ</text:span></text:p>
      <text:p text:style-name="P4"><text:span text:style-name="T9"><text:tab/> <text:s text:c="5"/>SI6Iis5Mi0zNDMtMjY0MDQyMSIsImFkZHJlc3MiOiJIb3VzZSBuby4gQi0xOSwgS0RBIFNjaGVtZSBuby4gMzYsIEd1bGlzdGF</text:span></text:p>
      <text:p text:style-name="P4"><text:span text:style-name="T9"><text:tab/> <text:s text:c="5"/>uLWUtSmF1aGFyLCBCbG9jay0xMywgS2FyYWNoaSwgUGFraXN0YW4ifQ.TcR1IOFwv16BpqlGDBhpmG44bkZ9a6weOGoBQiBfJz</text:span></text:p>
      <text:p text:style-name="P4"><text:span text:style-name="T9"><text:tab/> <text:s text:c="5"/>o"</text:span></text:p>
      <text:p text:style-name="P1"><text:tab/><text:tab/> <text:s/>}</text:p>
      <text:p text:style-name="P11"><text:tab/> <text:s/>end</text:p>
      <text:p text:style-name="P12"/>
      <text:p text:style-name="P6"><text:span text:style-name="T2"><text:tab/> <text:s/>def</text:span> <text:span text:style-name="T7">education</text:span></text:p>
      <text:p text:style-name="P6"><text:tab/> <text:s text:c="3"/>[</text:p>
      <text:p text:style-name="P1"><text:tab/> <text:s text:c="5"/>{</text:p>
      <text:p text:style-name="P6"><text:span text:style-name="T6"><text:tab/> <text:s text:c="7"/>degree:</text:span> <text:span text:style-name="T9">"Bachelor of Computer Science"</text:span>,</text:p>
      <text:p text:style-name="P6"><text:span text:style-name="T6"><text:tab/> <text:s text:c="7"/>university:</text:span> <text:span text:style-name="T9">"Federal Urdu University of Arts, Sciences &amp; Technology"</text:span>,</text:p>
      <text:p text:style-name="P6"><text:span text:style-name="T6"><text:tab/> <text:s text:c="7"/>location:</text:span> <text:span text:style-name="T9">"Karachi, Pakistan"</text:span>,</text:p>
      <text:p text:style-name="P6"><text:span text:style-name="T6"><text:tab/> <text:s text:c="7"/>year:</text:span> <text:span text:style-name="T10">2014</text:span>,</text:p>
      <text:p text:style-name="P6"><text:span text:style-name="T6"><text:tab/> <text:s text:c="7"/>cgpa:</text:span> <text:span text:style-name="T10">3.07</text:span></text:p>
      <text:p text:style-name="P6"><text:tab/> <text:s text:c="5"/>}</text:p>
      <text:p text:style-name="P6"><text:tab/> <text:s text:c="3"/>]</text:p>
      <text:p text:style-name="P11"><text:tab/> <text:s/>end</text:p>
      <text:p text:style-name="P12"/>
      <text:p text:style-name="P1"><text:span text:style-name="T2"><text:tab/> <text:s/>def</text:span> <text:span text:style-name="T7">skills</text:span></text:p>
      <text:p text:style-name="P1"><text:tab/><text:tab/> {</text:p>
      <text:p text:style-name="P1"><text:span text:style-name="T9"><text:tab/><text:tab/> <text:s text:c="2"/>"Programming/Scripting Languages"</text:span> =&gt; [ <text:span text:style-name="T9">"Ruby"</text:span>, <text:span text:style-name="T9">"JavaScript"</text:span>, <text:span text:style-name="T9">"CoffeeScript" </text:span>],</text:p>
      <text:p text:style-name="P1"><text:span text:style-name="T9"><text:tab/><text:tab/> <text:s text:c="2"/>"Backend Frameworks/Tools" <text:s text:c="7"/></text:span>=&gt; [ <text:span text:style-name="T9">"Ruby on Rails"</text:span> ],</text:p>
      <text:p text:style-name="P6"><text:span text:style-name="T9"><text:tab/><text:tab/> <text:s text:c="2"/>"Frontend Technologies"</text:span> <text:s text:c="10"/>=&gt; [ </text:p>
      <text:p text:style-name="P6"><text:span text:style-name="T9"><text:tab/> <text:s text:c="44"/>"HTML"</text:span>, <text:span text:style-name="T9">"CSS"</text:span>, <text:span text:style-name="T9">"Hotwire (Turbo &amp; Stimulus)"</text:span>,</text:p>
      <text:p text:style-name="P5"><text:span text:style-name="T9"><text:tab/><text:tab/> <text:s text:c="41"/>"Tailwind CSS"</text:span>, <text:span text:style-name="T9">"SVG"</text:span></text:p>
      <text:p text:style-name="P5"><text:span text:style-name="T9"><text:tab/><text:tab/> <text:s text:c="39"/></text:span>],</text:p>
      <text:p text:style-name="P1"><text:span text:style-name="T9"><text:tab/><text:tab/> <text:s text:c="2"/>"Database Management Systems"</text:span> <text:s text:c="4"/>=&gt; [ <text:span text:style-name="T9">"PostgreSQL"</text:span>, <text:span text:style-name="T9">"MySQL"</text:span>, <text:span text:style-name="T9">"MongoDB"</text:span> ],</text:p>
      <text:p text:style-name="P1"><text:span text:style-name="T9"><text:tab/><text:tab/> <text:s text:c="2"/>"Testing Frameworks"</text:span> <text:s text:c="13"/>=&gt; [ <text:span text:style-name="T9">"RSpec"</text:span>, <text:span text:style-name="T9">"Capybara"</text:span>, <text:span text:style-name="T9">"Cucumber"</text:span> ],</text:p>
      <text:p text:style-name="P1"><text:span text:style-name="T9"><text:tab/><text:tab/> <text:s text:c="2"/>"Containerization Tools"</text:span> <text:s text:c="9"/>=&gt; [ <text:span text:style-name="T9">"Docker"</text:span> ],</text:p>
      <text:p text:style-name="P1"><text:span text:style-name="T9"><text:tab/><text:tab/> <text:s text:c="2"/>"Deployment/Hosting Platforms"</text:span> <text:s text:c="3"/>=&gt; [ <text:span text:style-name="T9">"DigitalOcean"</text:span>, <text:span text:style-name="T9">"Heroku"</text:span>, <text:span text:style-name="T9">"Render"</text:span> ],</text:p>
      <text:p text:style-name="P1"><text:span text:style-name="T9"><text:tab/><text:tab/> <text:s text:c="2"/>"CI/CD Tools"</text:span> <text:s text:c="20"/>=&gt; [ <text:span text:style-name="T9">"CircleCI"</text:span>, <text:span text:style-name="T9">"Capistrano"</text:span> ],</text:p>
      <text:p text:style-name="P6"><text:soft-page-break/><text:span text:style-name="T9"><text:tab/><text:tab/> <text:s text:c="2"/>"Search Technologies/Engines"</text:span> <text:s text:c="4"/>=&gt; [ <text:span text:style-name="T9">"MongoDB Atlas Search"</text:span> ],</text:p>
      <text:p text:style-name="P1"><text:span text:style-name="T9"><text:tab/><text:tab/> <text:s text:c="2"/>"Version Control Systems"</text:span> <text:s text:c="8"/>=&gt; [ <text:span text:style-name="T9">"Git"</text:span> ],</text:p>
      <text:p text:style-name="P1"><text:span text:style-name="T9"><text:tab/><text:tab/> <text:s text:c="2"/>"Operating Systems"</text:span> <text:s text:c="14"/>=&gt; [ <text:span text:style-name="T9">"Ubuntu"</text:span>, <text:span text:style-name="T9">"Windows"</text:span> ],</text:p>
      <text:p text:style-name="P1"><text:span text:style-name="T9"><text:tab/><text:tab/> <text:s text:c="2"/>"API Architectures"</text:span> <text:s text:c="14"/>=&gt; [ <text:span text:style-name="T9">"REST API"</text:span> ],</text:p>
      <text:p text:style-name="P1"><text:span text:style-name="T9"><text:tab/><text:tab/> <text:s text:c="2"/>"Data Formats"</text:span> <text:s text:c="19"/>=&gt; [ <text:span text:style-name="T9">"JSON"</text:span>, <text:span text:style-name="T9">"XML"</text:span> ],</text:p>
      <text:p text:style-name="P1"><text:span text:style-name="T9"><text:tab/><text:tab/> <text:s text:c="2"/>"API Integrations"</text:span> <text:s text:c="15"/>=&gt; [ <text:span text:style-name="T9">"Amazon - Product Advertising API"</text:span>, <text:span text:style-name="T9">"Google Maps API"</text:span> ],</text:p>
      <text:p text:style-name="P1"><text:span text:style-name="T9"><text:tab/><text:tab/> <text:s text:c="2"/>"File Storage Services"</text:span> <text:s text:c="10"/>=&gt; [ <text:span text:style-name="T9">"Amazon S3"</text:span> ],</text:p>
      <text:p text:style-name="P1"><text:span text:style-name="T9"><text:tab/><text:tab/> <text:s text:c="2"/>"Security"</text:span> <text:s text:c="23"/>=&gt; [ <text:span text:style-name="T9">"SSL Certificates"</text:span> ],</text:p>
      <text:p text:style-name="P1"><text:span text:style-name="T9"><text:tab/><text:tab/> <text:s text:c="2"/>"Background/Scheduled Jobs"</text:span> <text:s text:c="6"/>=&gt; [ <text:span text:style-name="T9">"Sidekiq"</text:span>, <text:span text:style-name="T9">"Delayed Job"</text:span>, <text:span text:style-name="T9">"Cron Jobs"</text:span> ],</text:p>
      <text:p text:style-name="P1"><text:span text:style-name="T9"><text:tab/><text:tab/> <text:s text:c="2"/>"Project Management Tools"</text:span> <text:s text:c="7"/>=&gt; [ <text:span text:style-name="T9">"Jira"</text:span>, <text:span text:style-name="T9">"Trello"</text:span> ]</text:p>
      <text:p text:style-name="P6"><text:tab/><text:tab/> }</text:p>
      <text:p text:style-name="P6"><text:span text:style-name="T2"><text:tab/> <text:s/>end</text:span></text:p>
      <text:p text:style-name="P12"/>
      <text:p text:style-name="P1"><text:span text:style-name="T2"><text:tab/> <text:s/>def</text:span> <text:span text:style-name="T7">experience</text:span></text:p>
      <text:p text:style-name="P1"><text:tab/><text:tab/> [</text:p>
      <text:p text:style-name="P1"><text:tab/><text:tab/> <text:s text:c="2"/>{</text:p>
      <text:p text:style-name="P1"><text:span text:style-name="T6"><text:tab/><text:tab/> <text:s text:c="4"/>title:</text:span> <text:span text:style-name="T9">"Senior Software Engineer"</text:span>,</text:p>
      <text:p text:style-name="P6"><text:span text:style-name="T6"><text:tab/><text:tab/> <text:s text:c="4"/>company:</text:span> <text:span text:style-name="T9">"Metamorph Digital"</text:span>,</text:p>
      <text:p text:style-name="P6"><text:span text:style-name="T6"><text:tab/><text:tab/> <text:s text:c="4"/>start_date:</text:span> <text:span text:style-name="T9">"May 2024"</text:span>,</text:p>
      <text:p text:style-name="P6"><text:span text:style-name="T6"><text:tab/><text:tab/> <text:s text:c="4"/>end_date:</text:span> <text:span text:style-name="T9">"September 2024"</text:span>,</text:p>
      <text:p text:style-name="P6"><text:span text:style-name="T6"><text:tab/><text:tab/> <text:s text:c="4"/>details:</text:span> <text:span text:style-name="T9">"</text:span><text:a xlink:type="simple" xlink:href="https://www.linkedin.com/in/ammarvellous/details/experience" text:style-name="Source_20_Text" text:visited-style-name="Source_20_Text"><text:span text:style-name="T9">https://www.linkedin.com/in/ammarvellous/details/experience</text:span></text:a><text:span text:style-name="T9">"</text:span></text:p>
      <text:p text:style-name="P1"><text:tab/><text:tab/> <text:s text:c="2"/>},</text:p>
      <text:p text:style-name="P1"><text:tab/><text:tab/> <text:s text:c="2"/>{</text:p>
      <text:p text:style-name="P6"><text:span text:style-name="T6"><text:tab/><text:tab/> <text:s text:c="4"/>title:</text:span> <text:span text:style-name="T9">"Senior Software Engineer"</text:span>,</text:p>
      <text:p text:style-name="P6"><text:span text:style-name="T6"><text:tab/><text:tab/> <text:s text:c="4"/>company:</text:span> <text:span text:style-name="T9">"Cooperative Computing"</text:span>,</text:p>
      <text:p text:style-name="P6"><text:span text:style-name="T6"><text:tab/><text:tab/> <text:s text:c="4"/>start_date:</text:span> <text:span text:style-name="T9">"October 2022"</text:span>,</text:p>
      <text:p text:style-name="P6"><text:span text:style-name="T6"><text:tab/><text:tab/> <text:s text:c="4"/>end_date:</text:span> <text:span text:style-name="T9">"March 2023"</text:span>,</text:p>
      <text:p text:style-name="P7"><text:span text:style-name="T6"><text:tab/><text:tab/> <text:s text:c="4"/>details:</text:span><text:span text:style-name="T9"> "</text:span><text:a xlink:type="simple" xlink:href="https://www.linkedin.com/in/ammarvellous/details/experience" text:style-name="Source_20_Text" text:visited-style-name="Source_20_Text"><text:span text:style-name="T9">https://www.linkedin.com/in/ammarvellous/details/experience</text:span></text:a><text:span text:style-name="T9">"</text:span></text:p>
      <text:p text:style-name="P1"><text:tab/><text:tab/> <text:s text:c="2"/>},</text:p>
      <text:p text:style-name="P6"><text:tab/><text:tab/> <text:s text:c="2"/>{</text:p>
      <text:p text:style-name="P6"><text:span text:style-name="T6"><text:tab/><text:tab/> <text:s text:c="4"/>title:</text:span> <text:span text:style-name="T9">"Senior Software Engineer"</text:span>,</text:p>
      <text:p text:style-name="P6"><text:span text:style-name="T6"><text:tab/><text:tab/> <text:s text:c="4"/>company:</text:span> <text:span text:style-name="T9">"Folio3"</text:span>,</text:p>
      <text:p text:style-name="P6"><text:span text:style-name="T6"><text:tab/><text:tab/> <text:s text:c="4"/>start_date:</text:span> <text:span text:style-name="T9">"January 2019"</text:span>,</text:p>
      <text:p text:style-name="P6"><text:span text:style-name="T6"><text:tab/><text:tab/> <text:s text:c="4"/>end_date:</text:span> <text:span text:style-name="T9">"March 2021"</text:span>,</text:p>
      <text:p text:style-name="P7"><text:span text:style-name="T6"><text:tab/><text:tab/> <text:s text:c="4"/>details:</text:span><text:span text:style-name="T9"> "</text:span><text:a xlink:type="simple" xlink:href="https://www.linkedin.com/in/ammarvellous/details/experience" text:style-name="Source_20_Text" text:visited-style-name="Source_20_Text"><text:span text:style-name="T9">https://www.linkedin.com/in/ammarvellous/details/experience</text:span></text:a><text:span text:style-name="T9">"</text:span></text:p>
      <text:p text:style-name="P6"><text:tab/><text:tab/> <text:s text:c="2"/>},</text:p>
      <text:p text:style-name="P6"><text:soft-page-break/><text:tab/><text:tab/> <text:s text:c="2"/>{</text:p>
      <text:p text:style-name="P6"><text:span text:style-name="T6"><text:tab/><text:tab/> <text:s text:c="4"/>title:</text:span> <text:span text:style-name="T9">"Software Engineer"</text:span>,</text:p>
      <text:p text:style-name="P6"><text:span text:style-name="T6"><text:tab/><text:tab/> <text:s text:c="4"/>company:</text:span> <text:span text:style-name="T9">"Folio3"</text:span>,</text:p>
      <text:p text:style-name="P6"><text:span text:style-name="T6"><text:tab/><text:tab/> <text:s text:c="4"/>start_date:</text:span> <text:span text:style-name="T9">"May 2018"</text:span>,</text:p>
      <text:p text:style-name="P6"><text:span text:style-name="T6"><text:tab/><text:tab/> <text:s text:c="4"/>end_date:</text:span> <text:span text:style-name="T9">"December 2018"</text:span>,</text:p>
      <text:p text:style-name="P7"><text:span text:style-name="T6"><text:tab/><text:tab/> <text:s text:c="4"/>details:</text:span><text:span text:style-name="T9"> "</text:span><text:a xlink:type="simple" xlink:href="https://www.linkedin.com/in/ammarvellous/details/experience" text:style-name="Source_20_Text" text:visited-style-name="Source_20_Text"><text:span text:style-name="T9">https://www.linkedin.com/in/ammarvellous/details/experience</text:span></text:a><text:span text:style-name="T9">"</text:span></text:p>
      <text:p text:style-name="P6"><text:tab/><text:tab/> <text:s text:c="2"/>},</text:p>
      <text:p text:style-name="P6"><text:tab/><text:tab/> <text:s text:c="2"/>{</text:p>
      <text:p text:style-name="P6"><text:span text:style-name="T6"><text:tab/><text:tab/> <text:s text:c="4"/>title:</text:span> <text:span text:style-name="T9">"Software Engineer"</text:span>,</text:p>
      <text:p text:style-name="P6"><text:span text:style-name="T6"><text:tab/><text:tab/> <text:s text:c="4"/>company:</text:span> <text:span text:style-name="T9">"Aradiom Pvt. Ltd."</text:span>,</text:p>
      <text:p text:style-name="P6"><text:span text:style-name="T6"><text:tab/><text:tab/> <text:s text:c="4"/>start_date:</text:span> <text:span text:style-name="T9">"April 2017"</text:span>,</text:p>
      <text:p text:style-name="P6"><text:span text:style-name="T6"><text:tab/><text:tab/> <text:s text:c="4"/>end_date:</text:span> <text:span text:style-name="T9">"April 2018"</text:span>,</text:p>
      <text:p text:style-name="P7"><text:span text:style-name="T6"><text:tab/><text:tab/> <text:s text:c="4"/>details:</text:span><text:span text:style-name="T9"> "</text:span><text:a xlink:type="simple" xlink:href="https://www.linkedin.com/in/ammarvellous/details/experience" text:style-name="Source_20_Text" text:visited-style-name="Source_20_Text"><text:span text:style-name="T9">https://www.linkedin.com/in/ammarvellous/details/experience</text:span></text:a><text:span text:style-name="T9">"</text:span></text:p>
      <text:p text:style-name="P6"><text:tab/><text:tab/> <text:s text:c="2"/>},</text:p>
      <text:p text:style-name="P6"><text:tab/><text:tab/> <text:s text:c="2"/>{</text:p>
      <text:p text:style-name="P6"><text:span text:style-name="T6"><text:tab/><text:tab/> <text:s text:c="4"/>title:</text:span> <text:span text:style-name="T9">"Software Engineer"</text:span>,</text:p>
      <text:p text:style-name="P6"><text:span text:style-name="T6"><text:tab/><text:tab/> <text:s text:c="4"/>company:</text:span> <text:span text:style-name="T9">"Attribe Solutions"</text:span>,</text:p>
      <text:p text:style-name="P6"><text:span text:style-name="T6"><text:tab/><text:tab/> <text:s text:c="4"/>start_date:</text:span> <text:span text:style-name="T9">"October 2015"</text:span>,</text:p>
      <text:p text:style-name="P6"><text:span text:style-name="T6"><text:tab/><text:tab/> <text:s text:c="4"/>end_date:</text:span> <text:span text:style-name="T9">"March 2017"</text:span>,</text:p>
      <text:p text:style-name="P8"><text:span text:style-name="T6"><text:tab/><text:tab/> <text:s text:c="4"/>details:</text:span><text:span text:style-name="T9"> "</text:span><text:a xlink:type="simple" xlink:href="https://www.linkedin.com/in/ammarvellous/details/experience" text:style-name="Source_20_Text" text:visited-style-name="Source_20_Text"><text:span text:style-name="T9">https://www.linkedin.com/in/ammarvellous/details/experience</text:span></text:a><text:span text:style-name="T9">"</text:span></text:p>
      <text:p text:style-name="P6"><text:tab/><text:tab/> <text:s text:c="2"/>},</text:p>
      <text:p text:style-name="P6"><text:tab/><text:tab/> <text:s text:c="2"/>{</text:p>
      <text:p text:style-name="P6"><text:span text:style-name="T6"><text:tab/><text:tab/> <text:s text:c="4"/>title:</text:span> <text:span text:style-name="T9">"Junior Software Engineer"</text:span>,</text:p>
      <text:p text:style-name="P6"><text:span text:style-name="T6"><text:tab/><text:tab/> <text:s text:c="4"/>company:</text:span> <text:span text:style-name="T9">"Attribe Solutions"</text:span>,</text:p>
      <text:p text:style-name="P6"><text:span text:style-name="T6"><text:tab/><text:tab/> <text:s text:c="4"/>start_date:</text:span> <text:span text:style-name="T9">"September 2014"</text:span>,</text:p>
      <text:p text:style-name="P6"><text:span text:style-name="T6"><text:tab/><text:tab/> <text:s text:c="4"/>end_date:</text:span> <text:span text:style-name="T9">"September 2015"</text:span>,</text:p>
      <text:p text:style-name="P7"><text:span text:style-name="T6"><text:tab/><text:tab/> <text:s text:c="4"/>details:</text:span><text:span text:style-name="T9"> "</text:span><text:a xlink:type="simple" xlink:href="https://www.linkedin.com/in/ammarvellous/details/experience" text:style-name="Source_20_Text" text:visited-style-name="Source_20_Text"><text:span text:style-name="T9">https://www.linkedin.com/in/ammarvellous/details/experience</text:span></text:a><text:span text:style-name="T9">"</text:span></text:p>
      <text:p text:style-name="P6"><text:tab/><text:tab/> <text:s text:c="2"/>}</text:p>
      <text:p text:style-name="P6"><text:tab/><text:tab/> ]</text:p>
      <text:p text:style-name="P6"><text:span text:style-name="T2"><text:tab/> <text:s/>end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"><text:soft-page-break/><text:span text:style-name="T2"><text:tab/> <text:s/>def</text:span> <text:span text:style-name="T7">personal_projects</text:span></text:p>
      <text:p text:style-name="P1"><text:tab/><text:tab/> [</text:p>
      <text:p text:style-name="P1"><text:tab/><text:tab/> <text:s text:c="2"/>{</text:p>
      <text:p text:style-name="P1"><text:span text:style-name="T6"><text:tab/><text:tab/> <text:s text:c="4"/>name:</text:span> <text:span text:style-name="T9">"Todoer"</text:span>,</text:p>
      <text:p text:style-name="P6"><text:span text:style-name="T6"><text:tab/><text:tab/> <text:s text:c="4"/>description:</text:span> <text:span text:style-name="T9">"A simple to-do list app."</text:span>,</text:p>
      <text:p text:style-name="P6"><text:span text:style-name="T6"><text:tab/><text:tab/> <text:s text:c="4"/>demo_url:</text:span> <text:span text:style-name="T9">"</text:span><text:a xlink:type="simple" xlink:href="https://todoer-9s1j.onrender.com/" text:style-name="Source_20_Text" text:visited-style-name="Source_20_Text"><text:span text:style-name="T9">https://todoer-9s1j.onrender.com</text:span></text:a><text:span text:style-name="T9">"</text:span>,</text:p>
      <text:p text:style-name="P6"><text:span text:style-name="T6"><text:tab/><text:tab/> <text:s text:c="4"/>source_code_url:</text:span> <text:span text:style-name="T9">"</text:span><text:a xlink:type="simple" xlink:href="https://github.com/ammarshah/todoer" text:style-name="Source_20_Text" text:visited-style-name="Source_20_Text"><text:span text:style-name="T9">https://github.com/ammarshah/todoer</text:span></text:a><text:span text:style-name="T9">"</text:span></text:p>
      <text:p text:style-name="P6"><text:tab/><text:tab/> <text:s text:c="2"/>},</text:p>
      <text:p text:style-name="P6"><text:tab/><text:tab/> <text:s text:c="2"/>{</text:p>
      <text:p text:style-name="P6"><text:span text:style-name="T6"><text:tab/><text:tab/> <text:s text:c="4"/>name:</text:span> <text:span text:style-name="T9">"Game Hub"</text:span>,</text:p>
      <text:p text:style-name="P6"><text:span text:style-name="T6"><text:tab/><text:tab/> <text:s text:c="4"/>description:</text:span> <text:span text:style-name="T9">"Lists games using </text:span><text:a xlink:type="simple" xlink:href="https://rawg.io/" text:style-name="Source_20_Text" text:visited-style-name="Source_20_Text"><text:span text:style-name="T9">rawg.io</text:span></text:a><text:span text:style-name="T9"> API."</text:span>,</text:p>
      <text:p text:style-name="P6"><text:span text:style-name="T6"><text:tab/><text:tab/> <text:s text:c="4"/>demo_url:</text:span> <text:span text:style-name="T9">"</text:span><text:a xlink:type="simple" xlink:href="https://gamehub-ammarvellous.vercel.app/" text:style-name="Source_20_Text" text:visited-style-name="Source_20_Text"><text:span text:style-name="T9">https://gamehub-ammarvellous.vercel.app</text:span></text:a><text:span text:style-name="T9">"</text:span>,</text:p>
      <text:p text:style-name="P6"><text:span text:style-name="T6"><text:tab/><text:tab/> <text:s text:c="4"/>source_code_url:</text:span> <text:span text:style-name="T9">"</text:span><text:a xlink:type="simple" xlink:href="https://github.com/ammarshah/game_hub" text:style-name="Source_20_Text" text:visited-style-name="Source_20_Text"><text:span text:style-name="T9">https://github.com/ammarshah/game_hub</text:span></text:a><text:span text:style-name="T9">"</text:span></text:p>
      <text:p text:style-name="P6"><text:tab/><text:tab/> <text:s text:c="2"/>}</text:p>
      <text:p text:style-name="P6"><text:tab/> <text:s text:c="3"/>]</text:p>
      <text:p text:style-name="P10"><text:tab/> <text:s/>end</text:p>
      <text:p text:style-name="P11"><text:tab/>end</text:p>
      <text:p text:style-name="P11">end</text:p>
      <text:p text:style-name="P12"><text:span text:style-name="T1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, monospace"/>
    <style:font-face style:name="Droid Sans Mono" svg:font-family="'Droid Sans Mono', monospace, monospace"/>
    <style:font-face style:name="Lab Grotesque" svg:font-family="'Lab Grotesqu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Sans Mono" svg:font-family="'Ubuntu Sans Mono'" style:font-family-generic="swiss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>
        <style:tab-stops>
          <style:tab-stop style:position="0.2in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02in" fo:page-height="8.2701in" style:num-format="1" style:print-orientation="landscape" fo:margin-top="0.5in" fo:margin-bottom="0.5in" fo:margin-left="0.5in" fo:margin-right="0.5in" fo:background-color="#1f1f1f" style:writing-mode="lr-tb" draw:fill="solid" draw:fill-color="#1f1f1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f1f1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21:27:50.206919523</meta:creation-date>
    <meta:print-date>2024-11-06T23:52:49.092468316</meta:print-date>
    <meta:printed-by>PDF files</meta:printed-by>
    <dc:date>2024-11-06T23:54:44.945211272</dc:date>
    <meta:editing-duration>PT28M</meta:editing-duration>
    <meta:editing-cycles>7</meta:editing-cycles>
    <meta:generator>LibreOffice/24.2.6.2$Linux_X86_64 LibreOffice_project/420$Build-2</meta:generator>
    <meta:document-statistic meta:table-count="0" meta:image-count="0" meta:object-count="0" meta:page-count="5" meta:paragraph-count="139" meta:word-count="449" meta:character-count="4976" meta:non-whitespace-character-count="3605"/>
  </office:meta>
</office:document-meta>
</file>